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9A7000007B80000076346FD605FD99E4682.svg" manifest:media-type="image/svg+xml"/>
  <manifest:file-entry manifest:full-path="Pictures/100002000000020E000003E76A06C4B0AAE03228.gif" manifest:media-type="image/gif"/>
  <manifest:file-entry manifest:full-path="Pictures/10000201000003E0000001A1F6A73BB4.png" manifest:media-type="image/png"/>
  <manifest:file-entry manifest:full-path="Pictures/10000201000003E0000000CADF47E2973086D189.png" manifest:media-type="image/png"/>
  <manifest:file-entry manifest:full-path="Pictures/100002010000004B00000047B3C8E2BCBA632F86.png" manifest:media-type="image/png"/>
  <manifest:file-entry manifest:full-path="Pictures/1000020100000181000000D744E9A55E.png" manifest:media-type="image/png"/>
  <manifest:file-entry manifest:full-path="Pictures/10000200000000F00000017DDF1B8342.gif" manifest:media-type="image/gif"/>
  <manifest:file-entry manifest:full-path="Pictures/100002010000031C000001E0F45621E8.png" manifest:media-type="image/png"/>
  <manifest:file-entry manifest:full-path="Pictures/10000200000000B40000009DA5650AFE.gif" manifest:media-type="image/gif"/>
  <manifest:file-entry manifest:full-path="Pictures/10000201000001B40000039EBB84E243.png" manifest:media-type="image/png"/>
  <manifest:file-entry manifest:full-path="Pictures/10000201000001B0000001FE9B0FE9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3.454cm" fo:min-width="4.872cm" fo:wrap-option="wrap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3.454cm" fo:min-width="4.872cm" fo:wrap-option="wrap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9cm" fo:min-width="4.872cm" fo:wrap-option="wrap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2.9cm" fo:min-width="4.872cm" fo:wrap-option="wrap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4.991cm" fo:min-width="5.055cm" fo:wrap-option="wrap"/>
    </style:style>
    <style:style style:name="pr1" style:family="presentation" style:parent-style-name="Question01_20_h1-notes">
      <style:graphic-properties draw:fill-color="#ffffff" draw:auto-grow-height="true" fo:min-height="13.364cm"/>
    </style:style>
    <style:style style:name="pr2" style:family="presentation" style:parent-style-name="Question01_20_h1-title">
      <style:graphic-properties draw:auto-grow-height="true" fo:min-height="3.931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</style:style>
    <style:style style:name="P3" style:family="paragraph">
      <loext:graphic-properties draw:fill="solid"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start"/>
      <style:text-properties style:font-size-asian="18pt"/>
    </style:style>
    <style:style style:name="P8" style:family="paragraph">
      <loext:graphic-properties draw:fill="solid" draw:fill-color="#ffffff"/>
      <style:paragraph-properties fo:text-align="start"/>
      <style:text-properties style:font-size-asian="18pt"/>
    </style:style>
    <style:style style:name="T1" style:family="text">
      <style:text-properties style:font-size-asian="18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</office:automatic-styles>
  <office:body>
    <office:presentation>
      <draw:page draw:name="page1" draw:style-name="dp1" draw:master-page-name="Question01_20_h1" presentation:presentation-page-layout-name="AL1T19">
        <office:forms form:automatic-focus="false" form:apply-design-mode="false"/>
        <draw:custom-shape draw:style-name="gr1" draw:text-style-name="P2" draw:layer="layout" svg:width="5.8cm" svg:height="4cm" svg:x="0.7cm" svg:y="8.4cm">
          <text:p text:style-name="P1">はじめはたおした数を０にしておく</text:p>
          <draw:enhanced-geometry svg:viewBox="0 0 21600 21600" draw:text-areas="800 800 20800 20800" draw:type="round-rectangular-callout" draw:modifiers="22638.8553697638 -1981.304673831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8cm" svg:height="4cm" svg:x="1cm" svg:y="14.4cm">
          <text:p text:style-name="P1">これはスペースキーがおされたときにボールがとんでいくブロック</text:p>
          <draw:enhanced-geometry svg:viewBox="0 0 21600 21600" draw:text-areas="800 800 20800 20800" draw:type="round-rectangular-callout" draw:modifiers="23305.3611446302 -20450.0874781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5.8cm" svg:height="4cm" svg:x="21cm" svg:y="12.2cm">
          <text:p text:style-name="P1">これはのこり時間をかぞえるブロック</text:p>
          <draw:enhanced-geometry svg:viewBox="0 0 21600 21600" draw:text-areas="800 800 20800 20800" draw:type="round-rectangular-callout" draw:modifiers="-398.414066540252 -12751.61209697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2.8cm" svg:height="2.679cm" svg:x="23.6cm" svg:y="17.411cm">
          <draw:image xlink:href="Pictures/100019A7000007B80000076346FD605FD99E4682.svg" xlink:type="simple" xlink:show="embed" xlink:actuate="onLoad">
            <text:p/>
          </draw:image>
          <draw:image xlink:href="Pictures/100002010000004B00000047B3C8E2BCBA632F86.png" xlink:type="simple" xlink:show="embed" xlink:actuate="onLoad"/>
        </draw:frame>
        <draw:frame draw:style-name="gr3" draw:text-style-name="P4" draw:layer="layout" svg:width="11.055cm" svg:height="20.999cm" svg:x="8.345cm" svg:y="0.001cm">
          <draw:image xlink:href="Pictures/100002000000020E000003E76A06C4B0AAE03228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user-transformed="true">
            <draw:text-box>
              <text:p><text:span text:style-name="T1">○</text:span><text:span text:style-name="T1">「ネコを歩かせよう」は自分で考えてプログラミングしてみよう。</text:span></text:p>
            </draw:text-box>
          </draw:frame>
        </presentation:notes>
      </draw:page>
      <draw:page draw:name="page2" draw:style-name="dp1" draw:master-page-name="Question01_20_h1" presentation:presentation-page-layout-name="AL1T19">
        <office:forms form:automatic-focus="false" form:apply-design-mode="false"/>
        <draw:frame presentation:style-name="pr2" draw:text-style-name="P6" draw:layer="layout" svg:width="24.2cm" svg:height="3.939cm" svg:x="0.2cm" svg:y="1.678cm" presentation:class="title" presentation:user-transformed="true">
          <draw:text-box>
            <text:p><text:span text:style-name="T2">シューティングゲーム</text:span><text:span text:style-name="T2"><text:line-break/></text:span><text:span text:style-name="T2">〜てきのブロック〜</text:span></text:p>
          </draw:text-box>
        </draw:frame>
        <draw:custom-shape draw:style-name="gr5" draw:text-style-name="P7" draw:layer="layout" svg:width="5.8cm" svg:height="3.4cm" svg:x="1.6cm" svg:y="6.4cm">
          <text:p text:style-name="P1"><text:span text:style-name="T1">これははじめの見た目をきめるブロック</text:span></text:p>
          <draw:enhanced-geometry svg:viewBox="0 0 21600 21600" draw:text-areas="800 800 20800 20800" draw:type="round-rectangular-callout" draw:modifiers="28618.7898638166 15750.66157012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7" draw:layer="layout" svg:width="5.8cm" svg:height="4cm" svg:x="2.2cm" svg:y="13.6cm">
          <text:p text:style-name="P1"><text:span text:style-name="T1">ここはずっと画面の中を動き回るブロック</text:span></text:p>
          <draw:enhanced-geometry svg:viewBox="0 0 21600 21600" draw:mirror-horizontal="false" draw:mirror-vertical="false" draw:text-areas="800 800 20800 20800" draw:type="round-rectangular-callout" draw:modifiers="27892.7081537666 -12551.8620344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7" draw:layer="layout" svg:width="5.8cm" svg:height="4cm" svg:x="19.8cm" svg:y="6.6cm">
          <text:p text:style-name="P1"><text:span text:style-name="T1">これはボールに当たったときにたおした数をふやすブロック</text:span></text:p>
          <draw:enhanced-geometry svg:viewBox="0 0 21600 21600" draw:text-areas="800 800 20800 20800" draw:type="round-rectangular-callout" draw:modifiers="-9375.76279951733 32602.4493876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7" draw:layer="layout" svg:width="5.8cm" svg:height="4cm" svg:x="20.4cm" svg:y="12cm">
          <text:p text:style-name="P1"><text:span text:style-name="T1">このブロックを使うと見た目を変えることができる</text:span></text:p>
          <draw:enhanced-geometry svg:viewBox="0 0 21600 21600" draw:text-areas="800 800 20800 20800" draw:type="round-rectangular-callout" draw:modifiers="-15452.5081882434 27322.5693576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7.794cm" svg:height="12.373cm" svg:x="10.103cm" svg:y="6.737cm">
          <draw:image xlink:href="Pictures/10000200000000F00000017DDF1B8342.gif" xlink:type="simple" xlink:show="embed" xlink:actuate="onLoad">
            <text:p/>
          </draw:image>
        </draw:frame>
        <draw:frame draw:style-name="gr3" draw:text-style-name="P4" draw:layer="layout" svg:width="4.045cm" svg:height="3.528cm" svg:x="22.755cm" svg:y="16.672cm">
          <draw:image xlink:href="Pictures/10000200000000B40000009DA5650AFE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user-transformed="true">
            <draw:text-box>
              <text:p><text:span text:style-name="T1">○</text:span><text:span text:style-name="T1">「ネコを歩かせよう」は自分で考えてプログラミングしてみよう。</text:span></text:p>
            </draw:text-box>
          </draw:frame>
        </presentation:notes>
      </draw:page>
      <draw:page draw:name="page3" draw:style-name="dp1" draw:master-page-name="Question01_20_h1" presentation:presentation-page-layout-name="AL1T19">
        <office:forms form:automatic-focus="false" form:apply-design-mode="false"/>
        <draw:frame draw:style-name="gr3" draw:text-style-name="P4" draw:layer="layout" svg:width="5.994cm" svg:height="12.733cm" svg:x="21.199cm" svg:y="5.867cm">
          <draw:image xlink:href="Pictures/10000201000001B40000039EBB84E243.png" xlink:type="simple" xlink:show="embed" xlink:actuate="onLoad">
            <text:p/>
          </draw:image>
        </draw:frame>
        <draw:frame draw:style-name="gr3" draw:text-style-name="P4" draw:layer="layout" svg:width="7.619cm" svg:height="8.995cm" svg:x="1.181cm" svg:y="6.005cm">
          <draw:image xlink:href="Pictures/10000201000001B0000001FE9B0FE9AC.png" xlink:type="simple" xlink:show="embed" xlink:actuate="onLoad">
            <text:p/>
          </draw:image>
        </draw:frame>
        <draw:frame presentation:style-name="pr2" draw:text-style-name="P6" draw:layer="layout" svg:width="24.2cm" svg:height="3.931cm" svg:x="0.2cm" svg:y="1.682cm" presentation:class="title" presentation:user-transformed="true">
          <draw:text-box>
            <text:p><text:span text:style-name="T2">変数（へんすう）ブロックの作り方</text:span></text:p>
          </draw:text-box>
        </draw:frame>
        <draw:custom-shape draw:style-name="gr6" draw:text-style-name="P8" draw:layer="layout" svg:width="5.8cm" svg:height="3.4cm" svg:x="9.4cm" svg:y="6.4cm">
          <text:p text:style-name="P1"><text:span text:style-name="T1">「変数」をクリックする</text:span></text:p>
          <draw:enhanced-geometry svg:viewBox="0 0 21600 21600" draw:text-areas="800 800 20800 20800" draw:type="round-rectangular-callout" draw:modifiers="-3991.58765730047 28624.28697441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9.06cm" svg:height="5.463cm" svg:x="6.2cm" svg:y="15cm">
          <draw:image xlink:href="Pictures/100002010000031C000001E0F45621E8.png" xlink:type="simple" xlink:show="embed" xlink:actuate="onLoad">
            <text:p/>
          </draw:image>
        </draw:frame>
        <draw:custom-shape draw:style-name="gr6" draw:text-style-name="P8" draw:layer="layout" svg:width="5.8cm" svg:height="3.4cm" svg:x="9.6cm" svg:y="10.8cm">
          <text:p text:style-name="P1"><text:span text:style-name="T1">変数の名前を入力する</text:span></text:p>
          <draw:enhanced-geometry svg:viewBox="0 0 21600 21600" draw:text-areas="800 800 20800 20800" draw:type="round-rectangular-callout" draw:modifiers="8299.67247026375 37420.52337547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5.999cm" svg:height="5.659cm" svg:x="15.401cm" svg:y="14.741cm">
          <text:p text:style-name="P1"><text:span text:style-name="T1">変数ブロックが出てくる。このブロックを使って変数をふやしたりへらしたりしよう！</text:span></text:p>
          <draw:enhanced-geometry svg:viewBox="0 0 21600 21600" draw:text-areas="800 800 20800 20800" draw:type="round-rectangular-callout" draw:modifiers="20041.2 -5205.371024734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user-transformed="true">
            <draw:text-box>
              <text:p><text:span text:style-name="T1">○</text:span><text:span text:style-name="T1">「ネコを歩かせよう」は自分で考えてプログラミングしてみよう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1" fo:font-family="'Migu 1C'" style:font-style-name="標準" style:font-family-generic="roman" style:font-pitch="variable" fo:font-size="18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top="0cm" fo:margin-bottom="0.4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top="0cm" fo:margin-bottom="0.3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top="0cm" fo:margin-bottom="0.2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top="0cm" fo:margin-bottom="0.1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top="0cm" fo:margin-bottom="0.1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top="0cm" fo:margin-bottom="0.1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top="0cm" fo:margin-bottom="0.1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top="0cm" fo:margin-bottom="0.1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Question01_20_h1-title">
      <style:graphic-properties draw:auto-grow-height="false" fo:min-height="3.507cm"/>
    </style:style>
    <style:style style:name="Mpr2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3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4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8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9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Question01_20_h1_5f_-title">
      <style:graphic-properties draw:auto-grow-height="false" fo:min-height="3.507cm"/>
    </style:style>
    <style:style style:name="Mpr11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2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</style:handout-master>
    <style:master-page style:name="Question01_20_h1" style:display-name="Question01 h1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-title" draw:layer="backgroundobjects" svg:width="14.848cm" svg:height="11.136cm" svg:x="3.075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44E9A55E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F6A73BB4.png" xlink:type="simple" xlink:show="embed" xlink:actuate="onLoad">
          <text:p/>
        </draw:image>
      </draw:frame>
      <draw:frame presentation:style-name="標準_20_6-title" draw:layer="backgroundobjects" svg:width="25.199cm" svg:height="3.506cm" svg:x="1.4cm" svg:y="3.837cm" presentation:class="title" presentation:placeholder="true">
        <draw:text-box/>
      </draw:frame>
      <draw:frame presentation:style-name="標準_20_6-outline1" draw:layer="backgroundobjects" svg:width="24.639cm" svg:height="12.18cm" svg:x="1.4cm" svg:y="8.8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0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7-02-25T13:31:25.424308238</dc:date>
    <meta:editing-duration>P8DT19H46M31S</meta:editing-duration>
    <meta:editing-cycles>1025</meta:editing-cycles>
    <meta:generator>LibreOffice/5.1.6.2$Linux_X86_64 LibreOffice_project/10m0$Build-2</meta:generator>
    <meta:document-statistic meta:object-count="92"/>
  </office:meta>
</office:document-meta>
</file>